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illSans-Light" svg:font-family="GillSans-Light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GillSans-Light1" svg:font-family="GillSans-Light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cm"/>
    </style:style>
    <style:style style:name="P4" style:family="paragraph" style:parent-style-name="Standard">
      <style:paragraph-properties fo:margin-top="0cm" fo:margin-bottom="0cm" style:line-height-at-least="0.176cm"/>
    </style:style>
    <style:style style:name="P5" style:family="paragraph" style:parent-style-name="Standard">
      <style:paragraph-properties fo:margin-top="0cm" fo:margin-bottom="0cm" style:line-height-at-least="0.176cm" fo:break-before="page"/>
    </style:style>
    <style:style style:name="P6" style:family="paragraph" style:parent-style-name="Standard">
      <style:paragraph-properties fo:margin-top="0.423cm" fo:margin-bottom="0cm"/>
    </style:style>
    <style:style style:name="P7" style:family="paragraph" style:parent-style-name="Standard">
      <style:paragraph-properties fo:margin-top="0.423cm" fo:margin-bottom="0cm" fo:text-align="center" style:justify-single-word="false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margin-top="0.423cm" fo:margin-bottom="0.423cm"/>
    </style:style>
    <style:style style:name="P10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 fo:font-size="16pt" fo:font-weight="bold" style:font-size-asian="16pt" style:font-weight-asian="bold" style:font-name-complex="Arial1"/>
    </style:style>
    <style:style style:name="T2" style:family="text">
      <style:text-properties style:font-name="Arial" fo:font-size="16pt" fo:font-weight="bold" style:font-size-asian="16pt" style:font-weight-asian="bold" style:font-name-complex="Arial1" style:font-size-complex="16pt"/>
    </style:style>
    <style:style style:name="T3" style:family="text">
      <style:text-properties style:font-name="Arial" fo:font-size="14pt" style:font-size-asian="14pt" style:font-name-complex="Arial1"/>
    </style:style>
    <style:style style:name="T4" style:family="text">
      <style:text-properties style:font-name="Arial" fo:font-size="14pt" fo:font-weight="bold" style:font-size-asian="14pt" style:font-weight-asian="bold" style:font-name-complex="Arial1"/>
    </style:style>
    <style:style style:name="T5" style:family="text">
      <style:text-properties style:font-name="Arial" fo:font-size="14pt" fo:font-weight="bold" style:font-size-asian="14pt" style:font-weight-asian="bold" style:font-name-complex="Arial1" style:font-size-complex="12pt"/>
    </style:style>
    <style:style style:name="T6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7" style:family="text">
      <style:text-properties style:font-name="Arial" fo:font-size="14pt" fo:language="es" fo:country="ES" fo:font-weight="bold" style:font-size-asian="14pt" style:font-weight-asian="bold" style:font-name-complex="Arial1"/>
    </style:style>
    <style:style style:name="T8" style:family="text">
      <style:text-properties style:font-name="Arial" fo:font-size="12pt" style:font-size-asian="12pt" style:font-name-complex="Arial1"/>
    </style:style>
    <style:style style:name="T9" style:family="text">
      <style:text-properties style:font-name="Arial" fo:font-size="12pt" fo:language="es" fo:country="ES" style:font-size-asian="12pt" style:font-name-complex="Arial1"/>
    </style:style>
    <style:style style:name="T10" style:family="text">
      <style:text-properties style:font-name="Arial" fo:font-size="12pt" fo:language="es" fo:country="ES" style:text-underline-style="solid" style:text-underline-width="auto" style:text-underline-color="font-color" style:font-size-asian="12pt" style:font-name-complex="Arial1"/>
    </style:style>
    <style:style style:name="T11" style:family="text">
      <style:text-properties style:font-name="Arial" fo:font-size="12pt" fo:font-weight="bold" style:font-size-asian="12pt" style:font-weight-asian="bold" style:font-name-complex="Arial1"/>
    </style:style>
    <style:style style:name="T12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13" style:family="text">
      <style:text-properties style:font-name="Arial" fo:font-size="12pt" fo:language="en" fo:country="US" style:font-size-asian="12pt" style:font-name-complex="Arial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4pt" style:font-size-asian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GillSans-Light" fo:font-size="13pt" fo:font-weight="bold" style:font-size-asian="13pt" style:font-weight-asian="bold" style:font-name-complex="GillSans-Light1" style:font-size-complex="12pt"/>
    </style:style>
    <style:style style:name="T19" style:family="text">
      <style:text-properties style:font-name="GillSans-Light" fo:font-size="12pt" style:font-size-asian="12pt" style:font-name-complex="GillSans-Light1" style:font-size-complex="12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000000" fo:background-color="#f9fbf6"/>
    </style:style>
    <style:style style:name="T22" style:family="text">
      <style:text-properties fo:color="#000000" fo:language="en" fo:country="US" fo:background-color="#f9fbf6"/>
    </style:style>
    <style:style style:name="T23" style:family="text">
      <style:text-properties style:font-name="Cambria" style:font-name-complex="F"/>
    </style:style>
    <style:style style:name="T24" style:family="text">
      <style:text-properties style:font-name="Cambria" fo:language="es" fo:country="ES" style:font-name-complex="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7"><text:span text:style-name="T1">Instituto Tecnológico de Costa Rica</text:span></text:p>
      <text:p text:style-name="P7"/>
      <text:p text:style-name="P7"><text:span text:style-name="T1">Lenguajes de Programación</text:span></text:p>
      <text:p text:style-name="P7"/>
      <text:p text:style-name="P7"><text:span text:style-name="T1">Segunda Tarea Programada</text:span></text:p>
      <text:p text:style-name="P7"/>
      <text:p text:style-name="P7"><text:span text:style-name="T1">Profesor Andrey Fuentes Leiva</text:span></text:p>
      <text:p text:style-name="P7"/>
      <text:p text:style-name="P2"><text:span text:style-name="T2">Elaborado por: </text:span></text:p>
      <text:p text:style-name="P2"><text:span text:style-name="T2">Rafael Oliver Murillo</text:span></text:p>
      <text:p text:style-name="P2"><text:span text:style-name="T2">Erick Monge Angulo</text:span></text:p>
      <text:p text:style-name="P2"><text:span text:style-name="T2">Marvin Suarez Benson</text:span></text:p>
      <text:p text:style-name="P6"/>
      <text:p text:style-name="P7"><text:span text:style-name="T1">Primer Semestre</text:span></text:p>
      <text:p text:style-name="P7"/>
      <text:p text:style-name="P7"><text:span text:style-name="T1">15/05/2012</text:span></text:p>
      <text:p text:style-name="Standard"/>
      <text:p text:style-name="P8"><text:span text:style-name="T5">Tabla de contenidos</text:span></text:p>
      <text:p text:style-name="Standard"/>
      <text:p text:style-name="Standard"><text:span text:style-name="T3">• Descripción del problema……………………………………………….3</text:span></text:p>
      <text:p text:style-name="Standard"><text:span text:style-name="T3">• Diseño del programa…………………………………………………….4</text:span></text:p>
      <text:p text:style-name="Standard"><text:span text:style-name="T3">• Librerías usadas………………………………………………………….4</text:span></text:p>
      <text:p text:style-name="Standard"><text:span text:style-name="T3">• Análisis de resultados…………………………………………………....5</text:span></text:p>
      <text:p text:style-name="Standard"><text:span text:style-name="T3">• Manual de usuario………………………………………………………..5</text:span></text:p>
      <text:p text:style-name="Standard"><text:span text:style-name="T3">• Conclusión personal……………………………………………………...8</text:span></text:p>
      <text:p text:style-name="P9"><text:span text:style-name="T15">• </text:span><text:span text:style-name="T16">Referencias…………………………………………………………….....9</text:span></text:p>
      <text:p text:style-name="Standard"/>
      <text:p text:style-name="Standard"/>
      <text:p text:style-name="Standard"/>
      <text:p text:style-name="Standard"/>
      <text:p text:style-name="P5"><text:span text:style-name="T18">Descripción del problema</text:span></text:p>
      <text:p text:style-name="P4"/>
      <text:p text:style-name="P4"><text:span text:style-name="T19">Se pretende desarrollar un sistema con el cual el usuario pueda integrar animales a una base de conocimientos y consultar acerca de dichos animales cuando así lo desee. La modalidad mantenimiento será la encargada de ingresar los nuevos animales a la base de conocimientos y en el modo consulta se podrán examinar los animales existentes por medio de parámetros de búsqueda como: nombre, edad, género, etc.</text:span></text:p>
      <text:p text:style-name="P4"><text:span text:style-name="T19"><text:s text:c="4"/></text:span></text:p>
      <text:p text:style-name="P4"><text:span text:style-name="T19">El usuario no debe de interactuar directamente con la base de conocimientos, solo por medio de las modalidades disponibles. Dada esta propiedad, se desarrollará un Front-end el cual será el medio por el cual interactué el usuario y el back-end será el encargado de almacenar la base de conocimientos de los animales del zoológico.</text:span></text:p>
      <text:p text:style-name="P4"/>
      <text:p text:style-name="P4"><text:span text:style-name="T19">En el programa se deben integrar tanto el leguaje de prolog para la implementación de la base de conocimientos como otro lenguaje que se encargará de la interacción con el usuario y la comunicación con el back-end. Por lo tanto se debe efectuar un análisis acerca del lenguaje complementario a prolog, con el fin de que no ocurran problemas a la hora de la integración y que exista facilidad de interacción entre ambos.</text:span></text:p>
      <text:p text:style-name="P4"><text:span text:style-name="T19"><text:s/></text:span></text:p>
      <text:p text:style-name="P4"/>
      <text:p text:style-name="P4"/>
      <text:p text:style-name="Standard"/>
      <text:p text:style-name="P1"><text:span text:style-name="T17">Diseño del programa</text:span></text:p>
      <text:p text:style-name="Text_20_body"/>
      <text:p text:style-name="Text_20_body"><text:s/>Diseño del programa (decisiones de diseño, algoritmos usados, descripción de principales </text:p>
      <text:p text:style-name="Text_20_body">predicados, lenguaje de programación escogido para el componente de UI, y las razones detrás de </text:p>
      <text:p text:style-name="Text_20_body">dicha escogencia) </text:p>
      <text:p text:style-name="Text_20_body"/>
      <text:p text:style-name="Text_20_body"><text:span text:style-name="T14">Funciones Utilizadas:</text:span></text:p>
      <text:p text:style-name="Text_20_body"><text:span text:style-name="T14">salir(): </text:span><text:s/></text:p>
      <text:p text:style-name="Text_20_body">Se utiliza cuando el usuario ha terminado de realizar una consulta le pregunta si desea realizar otra operación.</text:p>
      <text:p text:style-name="Text_20_body"/>
      <text:p text:style-name="Text_20_body"><text:span text:style-name="T14">verif_otra(): </text:span></text:p>
      <text:p text:style-name="Text_20_body"><text:span text:style-name="T20">Le pregunta al usuario si desea realizar otra consulta o una nueva inserción a la base de conocimiento.</text:span></text:p>
      <text:p text:style-name="Text_20_body"/>
      <text:p text:style-name="Text_20_body"><text:span text:style-name="T14">realizar_consulta</text:span>(Nombre, Genero, Raza, Ecosistema, Comida, lista_param, lista_var2) </text:p>
      <text:p text:style-name="Text_20_body">Básicamente se realiza la consulta.</text:p>
      <text:p text:style-name="Text_20_body">En la elección del lenguaje de programación para conectar prolog, se utiliza Python, la razón principal por la cual se eligió es porque al utilizar una <text:s/>variable en python se puede manejar varios tipos de datos sin que se presenten problemas como en el caso de java.</text:p>
      <text:p text:style-name="Text_20_body">En cuanto a una operación realizada por parte de usuario <text:s/>cuando inserta datos, se utilizaron ciclos para verificar que realmente los datos que ingresa son válidos para que se realice la consulta correctamente.</text:p>
      <text:p text:style-name="Text_20_body">Se utiliza la función newModule para almacenar los hechos que contienen los datos de los animales y los datos que se ingresan en la variable newModule son por medio de la función asserts en el cual se le agregan todos los datos del animal.</text:p>
      <text:p text:style-name="Text_20_body"/>
      <text:p text:style-name="Standard"><text:span text:style-name="T7">Librerías usadas</text:span></text:p>
      <text:p text:style-name="Standard"><text:span text:style-name="T10">pyswip</text:span></text:p>
      <text:p text:style-name="Standard"><text:span text:style-name="T9">Permite la integración del lenguaje prolog a un archive .py.</text:span></text:p>
      <text:p text:style-name="Standard"><text:span text:style-name="T9">Se seleccionó esta librería debido a nuestro conocimiento del lenguaje python adquirido en el curso taller de programación. A parte su facilidad de </text:span><text:soft-page-break/><text:span text:style-name="T9">implementación (no requiere grandes configuraciones) hicieron que esta fuera la librería candidata para el sistema. </text:span></text:p>
      <text:p text:style-name="Standard"><text:span text:style-name="T10">string import upper</text:span></text:p>
      <text:p text:style-name="Standard"><text:span text:style-name="T9">Permite la funcionalidad upper para los strings.</text:span></text:p>
      <text:p text:style-name="Standard"/>
      <text:p text:style-name="P1"><text:span text:style-name="T17">Análisis de resultados</text:span></text:p>
      <text:p text:style-name="Text_20_body"/>
      <text:p text:style-name="Text_20_body">Se completaron todas las partes solicitadas, sin ningún problema.</text:p>
      <text:p text:style-name="Text_20_body"/>
      <text:p text:style-name="Text_20_body"><text:span text:style-name="T14">Funcionalidad modo mantenimiento </text:span></text:p>
      <text:p text:style-name="Text_20_body">-Fácilmente se realizan inserciones para formar parte de la base de conocimiento</text:p>
      <text:p text:style-name="Text_20_body"/>
      <text:p text:style-name="Text_20_body"><text:span text:style-name="T14">Funcionalidad modo consult</text:span>a </text:p>
      <text:p text:style-name="Text_20_body">-Se puede realizar consultas de la base de conocimiento según las características que el usuario indique.</text:p>
      <text:p text:style-name="Text_20_body"/>
      <text:p text:style-name="Text_20_body"><text:span text:style-name="T14">Interconexión prolog-lenguaje programación </text:span></text:p>
      <text:p text:style-name="Text_20_body">-En este caso para realizar interconexión de lenguaje de programación es Python 2.5.6. </text:p>
      <text:p text:style-name="Text_20_body">- A Python se le integra la librería pyswip.</text:p>
      <text:p text:style-name="Text_20_body"/>
      <text:p text:style-name="Standard"><text:span text:style-name="T4">Manual de usuario</text:span></text:p>
      <text:p text:style-name="Standard"><text:span text:style-name="T12">Primero que todo se debe instalar python con los siguientes comandos</text:span><text:span text:style-name="T4">:</text:span></text:p>
      <text:p text:style-name="P3"><text:span text:style-name="T13">wget http://www.python.org/ftp/python/2.5.6/Python-2.5.6.tgz </text:span></text:p>
      <text:p text:style-name="P3"><text:span text:style-name="T13">tar -xzf Python-2.5.6.tgz <text:s/></text:span></text:p>
      <text:p text:style-name="P3"><text:span text:style-name="T13">cd Python-2.5.6 <text:s/></text:span></text:p>
      <text:p text:style-name="P3"><text:span text:style-name="T8">./configure <text:s/></text:span></text:p>
      <text:p text:style-name="P3"><text:span text:style-name="T8">make <text:s/></text:span></text:p>
      <text:p text:style-name="P3"><text:span text:style-name="T8">sudo make install</text:span></text:p>
      <text:p text:style-name="P3"><text:span text:style-name="T8"><text:s text:c="2"/></text:span></text:p>
      <text:p text:style-name="P3"><text:span text:style-name="T12">Luego, se instala la librería pyswip:</text:span></text:p>
      <text:p text:style-name="P3"><text:span text:style-name="T13">wget http://www.swi-prolog.org/download/stable/src/pl-6.0.2.tar.gz</text:span></text:p>
      <text:p text:style-name="P3"><text:span text:style-name="T8">tar xzvf pl-6.0.2.tar.gz</text:span></text:p>
      <text:p text:style-name="P3"><text:span text:style-name="T8">cd pl-6.0.2/</text:span></text:p>
      <text:p text:style-name="P3"><text:span text:style-name="T13">./configure --prefix=/usr --enable-shared</text:span></text:p>
      <text:p text:style-name="P3"><text:span text:style-name="T13">make &amp;&amp; sudo make install</text:span></text:p>
      <text:p text:style-name="P3"><text:span text:style-name="T13">cd packages/clpqr/</text:span></text:p>
      <text:p text:style-name="P3"><text:span text:style-name="T13">./configure --prefix=/usr</text:span></text:p>
      <text:p text:style-name="P3"><text:span text:style-name="T13">make &amp;&amp; sudo make install</text:span></text:p>
      <text:p text:style-name="P3"><text:span text:style-name="T13">sudo ln -s <text:s/>/usr/lib/swipl-6.0.2/lib/i686-linux/libswipl.so /usr/lib/libpl.so</text:span></text:p>
      <text:p text:style-name="P3"><text:span text:style-name="T13">sudo ln -s <text:s/>/usr/lib/swipl-6.0.2/lib/i686-linux/libswipl.so.6.0.2 /usr/lib/.</text:span></text:p>
      <text:p text:style-name="P3"/>
      <text:p text:style-name="P3"><text:span text:style-name="T11">Una vez instalado pyswip:</text:span></text:p>
      <text:p text:style-name="P3"/>
      <text:p text:style-name="P3"><text:span text:style-name="T11">1. Abrir una terminal o consola del sistema operativo</text:span></text:p>
      <text:p text:style-name="Standard"><text:soft-page-break/><text:span text:style-name="T8">-Abrir consola o terminal</text:span></text:p>
      <text:p text:style-name="Standard"><text:span text:style-name="T8">-Ingresar en la carpeta donde se encuentra ubicado el archivo “prograII”</text:span></text:p>
      <text:p text:style-name="List_20_Paragraph"/>
      <text:p text:style-name="Standard"><text:span text:style-name="T11">2. Compilar el archivo </text:span></text:p>
      <text:p text:style-name="Standard"><text:span text:style-name="T8">“</text:span><text:span text:style-name="T11">python2.5 prograII.py”</text:span><text:span text:style-name="T8"> <text:s text:c="2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1">3. Seleccionar el modo que se desea</text:span></text:p>
      <text:p text:style-name="Standard"/>
      <text:p text:style-name="Standard"><text:span text:style-name="T11">a) Modo consulta</text:span></text:p>
      <text:p text:style-name="Standard"><text:span text:style-name="T11">Para el modo consulta se puede utilizar la consulta total o la consulta por parámetros</text:span></text:p>
      <text:p text:style-name="Standard"/>
      <text:p text:style-name="Standard"><text:span text:style-name="T11">Para la consulta por parámetros digite a e indique las características del animal</text:span></text:p>
      <text:p text:style-name="Standard"/>
      <text:p text:style-name="Standard"><text:span text:style-name="T11">Para la consulta total digite b</text:span></text:p>
      <text:p text:style-name="Standard"/>
      <text:p text:style-name="Standard"><text:span text:style-name="T11">b) Modo mantenimiento</text:span></text:p>
      <text:p text:style-name="Standard"/>
      <text:p text:style-name="Standard"/>
      <text:p text:style-name="Standard"/>
      <text:p text:style-name="Standard"><text:span text:style-name="T11">4. Salir del programa </text:span></text:p>
      <text:p text:style-name="Standard"><text:span text:style-name="T11">Digite c en el menú principal para salir del programa</text:span></text:p>
      <text:p text:style-name="Standard"/>
      <text:p text:style-name="Standard"/>
      <text:p text:style-name="P8"><text:bookmark text:name="_GoBack"/><text:span text:style-name="T4">Conclusión personal</text:span></text:p>
      <text:p text:style-name="Standard"><text:span text:style-name="T8">Nunca antes habíamos interconectado 2 lenguajes de programación, por lo que este trabajo es una nueva experiencia. Al principio tuvimos que analizar las posibles interconexiones con prolog, pero gracias a ese análisis no tuvimos mayores problemas. <text:s/></text:span></text:p>
      <text:p text:style-name="Standard"><text:span text:style-name="T8">Se logró efectuar todo lo que se solicitaba, por lo que el esfuerzo realizado compensa al trabajo logrado. Como recomendación, analizar el otro lenguaje de la interconexión y el medio que les va a permitir interactuar, ya que la realización del código se basará en el lenguaje y el medio facilitará la interconexión de ambos lenguajes. <text:s/></text:span></text:p>
      <text:p text:style-name="Standard"/>
      <text:p text:style-name="P8"><text:span text:style-name="T6">Referencias</text:span></text:p>
      <text:p text:style-name="P4"><text:span text:style-name="T22">pyswip - PySWIP is a bridge between Python and SWI-Prolog. - Google Project Hosting (s. f.). </text:span><text:span text:style-name="T21">Recuperado el 15 de Mayo del 2012, de http://code.google.com/p/pyswip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illSans-Light" svg:font-family="GillSans-Light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GillSans-Light1" svg:font-family="GillSans-Light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line-height-at-least="0.176cm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0" style:font-name="Arial" fo:font-size="12pt" fo:language="es" fo:country="CR" style:font-name-asian="WenQuanYi Micro Hei" style:font-size-asian="12pt" style:language-asian="en" style:country-asian="US" style:font-name-complex="Arial1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line-height-at-least="0.176cm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cm" fo:margin-bottom="0cm" style:line-height-at-least="0.176cm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line-height-at-least="0.176cm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es" fo:country="ES" style:text-underline-style="solid" style:text-underline-width="auto" style:text-underline-color="font-color" style:language-asian="es" style:country-asian="ES" style:language-complex="es" style:country-complex="ES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complex="Arial1"/>
    </style:style>
    <style:style style:name="ListLabel_20_2" style:display-name="ListLabel 2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Cambria" style:font-name-complex="F"/>
    </style:style>
    <style:style style:name="MT2" style:family="text">
      <style:text-properties style:font-name="Cambria" fo:language="es" fo:country="ES" style:font-name-complex="F"/>
    </style:style>
    <style:page-layout style:name="Mpm1">
      <style:page-layout-properties fo:page-width="21.59cm" fo:page-height="27.94cm" style:num-format="1" style:print-orientation="portrait" fo:margin-top="2.499cm" fo:margin-bottom="1.249cm" fo:margin-left="3cm" fo:margin-right="3cm" style:writing-mode="lr-tb" style:layout-grid-color="#c0c0c0" style:layout-grid-lines="38" style:layout-grid-base-height="0.369cm" style:layout-grid-ruby-height="0.266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Standard"><text:span text:style-name="MT1"><text:tab/></text:span><text:span text:style-name="MT2">Página </text:span><text:page-number text:select-page="current">9</text:page-number><text:span text:style-name="MT1"> de 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5T04:58:00</meta:creation-date>
    <meta:initial-creator>Marvin S.B</meta:initial-creator>
    <dc:creator>Erick Monge</dc:creator>
    <dc:date>2012-05-15T07:50:00</dc:date>
    <meta:editing-cycles>4</meta:editing-cycles>
    <meta:editing-duration>PT1M30S</meta:editing-duration>
    <meta:generator>LibreOffice/3.4$Linux LibreOffice_project/340m1$Build-402</meta:generator>
    <meta:document-statistic meta:table-count="0" meta:image-count="0" meta:object-count="0" meta:page-count="9" meta:paragraph-count="93" meta:word-count="879" meta:character-count="5979" meta:non-whitespace-character-count="5149"/>
    <meta:template xlink:type="simple" xlink:actuate="onRequest" xlink:title="Normal" xlink:href=""/>
  </office:meta>
</office:document-meta>
</file>